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80808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33cm" svg:y1="13.041cm" svg:x2="7.233cm" svg:y2="17.042cm">
            <text:p/>
          </draw:line>
          <draw:line draw:style-name="gr1" draw:text-style-name="P1" draw:layer="layout" svg:x1="7.732cm" svg:y1="13.041cm" svg:x2="7.732cm" svg:y2="17.042cm">
            <text:p/>
          </draw:line>
          <draw:line draw:style-name="gr1" draw:text-style-name="P1" draw:layer="layout" svg:x1="8.233cm" svg:y1="13.041cm" svg:x2="8.233cm" svg:y2="17.042cm">
            <text:p/>
          </draw:line>
          <draw:line draw:style-name="gr1" draw:text-style-name="P1" draw:layer="layout" svg:x1="8.732cm" svg:y1="13.041cm" svg:x2="8.732cm" svg:y2="17.042cm">
            <text:p/>
          </draw:line>
          <draw:line draw:style-name="gr1" draw:text-style-name="P1" draw:layer="layout" svg:x1="9.233cm" svg:y1="13.041cm" svg:x2="9.233cm" svg:y2="17.042cm">
            <text:p/>
          </draw:line>
          <draw:line draw:style-name="gr1" draw:text-style-name="P1" draw:layer="layout" svg:x1="9.732cm" svg:y1="13.041cm" svg:x2="9.732cm" svg:y2="17.042cm">
            <text:p/>
          </draw:line>
          <draw:line draw:style-name="gr1" draw:text-style-name="P1" draw:layer="layout" svg:x1="10.233cm" svg:y1="13.041cm" svg:x2="10.233cm" svg:y2="17.042cm">
            <text:p/>
          </draw:line>
          <draw:line draw:style-name="gr1" draw:text-style-name="P1" draw:layer="layout" svg:x1="10.733cm" svg:y1="13.041cm" svg:x2="10.733cm" svg:y2="17.042cm">
            <text:p/>
          </draw:line>
          <draw:line draw:style-name="gr1" draw:text-style-name="P1" draw:layer="layout" svg:x1="11.234cm" svg:y1="13.041cm" svg:x2="11.234cm" svg:y2="17.042cm">
            <text:p/>
          </draw:line>
          <draw:line draw:style-name="gr1" draw:text-style-name="P1" draw:layer="layout" svg:x1="14.733cm" svg:y1="13.54cm" svg:x2="7.233cm" svg:y2="13.54cm">
            <text:p/>
          </draw:line>
          <draw:line draw:style-name="gr1" draw:text-style-name="P1" draw:layer="layout" svg:x1="14.733cm" svg:y1="14.041cm" svg:x2="7.233cm" svg:y2="14.041cm">
            <text:p/>
          </draw:line>
          <draw:line draw:style-name="gr1" draw:text-style-name="P1" draw:layer="layout" svg:x1="14.733cm" svg:y1="14.54cm" svg:x2="7.233cm" svg:y2="14.54cm">
            <text:p/>
          </draw:line>
          <draw:line draw:style-name="gr1" draw:text-style-name="P1" draw:layer="layout" svg:x1="14.733cm" svg:y1="15.041cm" svg:x2="7.233cm" svg:y2="15.041cm">
            <text:p/>
          </draw:line>
          <draw:line draw:style-name="gr1" draw:text-style-name="P1" draw:layer="layout" svg:x1="14.733cm" svg:y1="15.54cm" svg:x2="7.233cm" svg:y2="15.54cm">
            <text:p/>
          </draw:line>
          <draw:line draw:style-name="gr1" draw:text-style-name="P1" draw:layer="layout" svg:x1="14.733cm" svg:y1="16.041cm" svg:x2="7.233cm" svg:y2="16.041cm">
            <text:p/>
          </draw:line>
          <draw:line draw:style-name="gr1" draw:text-style-name="P1" draw:layer="layout" svg:x1="14.733cm" svg:y1="16.541cm" svg:x2="7.233cm" svg:y2="16.541cm">
            <text:p/>
          </draw:line>
          <draw:line draw:style-name="gr1" draw:text-style-name="P1" draw:layer="layout" svg:x1="14.733cm" svg:y1="17.042cm" svg:x2="7.233cm" svg:y2="17.042cm">
            <text:p/>
          </draw:line>
          <draw:line draw:style-name="gr1" draw:text-style-name="P1" draw:layer="layout" svg:x1="14.733cm" svg:y1="13.041cm" svg:x2="7.233cm" svg:y2="13.041cm">
            <text:p/>
          </draw:line>
          <draw:g>
            <draw:line draw:style-name="gr2" draw:text-style-name="P1" draw:layer="layout" svg:x1="11.652cm" svg:y1="16.459cm" svg:x2="11.82cm" svg:y2="16.627cm">
              <text:p/>
            </draw:line>
            <draw:line draw:style-name="gr2" draw:text-style-name="P1" draw:layer="layout" svg:x1="11.652cm" svg:y1="16.627cm" svg:x2="11.82cm" svg:y2="16.459cm">
              <text:p/>
            </draw:line>
          </draw:g>
          <draw:g>
            <draw:line draw:style-name="gr2" draw:text-style-name="P1" draw:layer="layout" svg:x1="12.152cm" svg:y1="13.958cm" svg:x2="12.318cm" svg:y2="14.126cm">
              <text:p/>
            </draw:line>
            <draw:line draw:style-name="gr2" draw:text-style-name="P1" draw:layer="layout" svg:x1="12.152cm" svg:y1="14.126cm" svg:x2="12.318cm" svg:y2="13.958cm">
              <text:p/>
            </draw:line>
          </draw:g>
          <draw:g>
            <draw:line draw:style-name="gr2" draw:text-style-name="P1" draw:layer="layout" svg:x1="8.649cm" svg:y1="13.457cm" svg:x2="8.817cm" svg:y2="13.625cm">
              <text:p/>
            </draw:line>
            <draw:line draw:style-name="gr2" draw:text-style-name="P1" draw:layer="layout" svg:x1="8.649cm" svg:y1="13.625cm" svg:x2="8.817cm" svg:y2="13.457cm">
              <text:p/>
            </draw:line>
          </draw:g>
          <draw:frame draw:style-name="gr3" draw:text-style-name="P3" draw:layer="layout" svg:width="0.718cm" svg:height="0.624cm" svg:x="8.618cm" svg:y="13.043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718cm" svg:height="0.624cm" svg:x="11.656cm" svg:y="16.504cm">
            <draw:text-box>
              <text:p text:style-name="P2"><text:span text:style-name="T1">B</text:span></text:p>
            </draw:text-box>
          </draw:frame>
          <draw:frame draw:style-name="gr3" draw:text-style-name="P3" draw:layer="layout" svg:width="0.722cm" svg:height="0.624cm" svg:x="12.069cm" svg:y="13.521cm">
            <draw:text-box>
              <text:p text:style-name="P2"><text:span text:style-name="T1">C</text:span></text:p>
            </draw:text-box>
          </draw:frame>
          <draw:frame draw:style-name="gr3" draw:text-style-name="P3" draw:layer="layout" svg:width="0.748cm" svg:height="0.624cm" svg:x="9.029cm" svg:y="16.509cm">
            <draw:text-box>
              <text:p text:style-name="P2"><text:span text:style-name="T1">D</text:span></text:p>
            </draw:text-box>
          </draw:frame>
          <draw:g>
            <draw:line draw:style-name="gr2" draw:text-style-name="P1" draw:layer="layout" svg:x1="9.15cm" svg:y1="16.459cm" svg:x2="9.316cm" svg:y2="16.627cm">
              <text:p/>
            </draw:line>
            <draw:line draw:style-name="gr2" draw:text-style-name="P1" draw:layer="layout" svg:x1="9.15cm" svg:y1="16.627cm" svg:x2="9.316cm" svg:y2="16.459cm">
              <text:p/>
            </draw:line>
          </draw:g>
          <draw:line draw:style-name="gr1" draw:text-style-name="P1" draw:layer="layout" svg:x1="11.734cm" svg:y1="13.041cm" svg:x2="11.734cm" svg:y2="17.042cm">
            <text:p/>
          </draw:line>
          <draw:line draw:style-name="gr1" draw:text-style-name="P1" draw:layer="layout" svg:x1="12.235cm" svg:y1="13.041cm" svg:x2="12.235cm" svg:y2="17.042cm">
            <text:p/>
          </draw:line>
          <draw:line draw:style-name="gr1" draw:text-style-name="P1" draw:layer="layout" svg:x1="12.735cm" svg:y1="13.041cm" svg:x2="12.735cm" svg:y2="17.042cm">
            <text:p/>
          </draw:line>
          <draw:line draw:style-name="gr1" draw:text-style-name="P1" draw:layer="layout" svg:x1="13.236cm" svg:y1="13.041cm" svg:x2="13.236cm" svg:y2="17.042cm">
            <text:p/>
          </draw:line>
          <draw:line draw:style-name="gr1" draw:text-style-name="P1" draw:layer="layout" svg:x1="13.736cm" svg:y1="13.041cm" svg:x2="13.736cm" svg:y2="17.042cm">
            <text:p/>
          </draw:line>
          <draw:line draw:style-name="gr1" draw:text-style-name="P1" draw:layer="layout" svg:x1="14.237cm" svg:y1="13.041cm" svg:x2="14.237cm" svg:y2="17.042cm">
            <text:p/>
          </draw:line>
          <draw:line draw:style-name="gr1" draw:text-style-name="P1" draw:layer="layout" svg:x1="14.733cm" svg:y1="13.041cm" svg:x2="14.733cm" svg:y2="17.042cm">
            <text:p/>
          </draw:line>
          <draw:g>
            <draw:line draw:style-name="gr2" draw:text-style-name="P1" draw:layer="layout" svg:x1="7.649cm" svg:y1="14.457cm" svg:x2="7.817cm" svg:y2="14.625cm">
              <text:p/>
            </draw:line>
            <draw:line draw:style-name="gr2" draw:text-style-name="P1" draw:layer="layout" svg:x1="7.649cm" svg:y1="14.625cm" svg:x2="7.817cm" svg:y2="14.457cm">
              <text:p/>
            </draw:line>
          </draw:g>
          <draw:frame draw:style-name="gr3" draw:text-style-name="P3" draw:layer="layout" svg:width="0.701cm" svg:height="0.624cm" svg:x="7.644cm" svg:y="14.085cm">
            <draw:text-box>
              <text:p text:style-name="P2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4:02:36.187801331</meta:creation-date>
    <dc:date>2018-04-17T14:03:29.680378414</dc:date>
    <meta:editing-duration>PT53S</meta:editing-duration>
    <meta:editing-cycles>1</meta:editing-cycles>
    <meta:document-statistic meta:object-count="46"/>
    <meta:generator>LibreOffice/6.0.0.3$MacOSX_X86_64 LibreOffice_project/64a0f66915f38c6217de274f0aa8e15618924765</meta:generator>
  </office:meta>
</office:document-meta>
</file>